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sProcessor.handleContinuation( String continuationId , List params ,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esProcessor.disposeContinuation( WebContinuation webContinu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esProcessor.processApple( List params , Redirector redirector , AppleController app , WebContinuation w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pplesProcessor.instantiateController( String appleName , ServiceManager sitemapMana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pplesProcessor.callFunction( String className , List params , Redirector redir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